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8.95cm" fo:min-width="7.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636cm" fo:min-width="6.586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5cm" fo:min-width="6.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934cm" fo:min-width="1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994cm" fo:min-width="3.11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6.528cm" fo:min-width="6.07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5cm" fo:min-width="6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P4" style:family="paragraph">
      <loext:graphic-properties draw:fill="solid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cm" svg:height="9.3cm" svg:x="17.5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cm" svg:height="2.2cm" svg:x="9.43cm" svg:y="8.174cm">
          <text:p text:style-name="P2">Dynamic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4cm" svg:height="2.2cm" svg:x="1.1cm" svg:y="2.7cm">
          <text:p text:style-name="P2">Verification c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cm" svg:height="2.2cm" svg:x="1.1cm" svg:y="8.2cm">
          <text:p text:style-name="P2">Dynamic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cm" svg:height="4.1cm" svg:x="3cm" svg:y="4.5cm">
          <text:p text:style-name="P2">met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7.4cm" svg:height="2.2cm" svg:x="9.4cm" svg:y="2.7cm">
          <text:p text:style-name="P2">Verification cod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1cm" svg:height="4.1cm" svg:x="10.6cm" svg:y="4.5cm">
          <text:p text:style-name="P2">Generate</text:p>
          <text:p text:style-name="P2">code</text:p>
          <draw:enhanced-geometry svg:viewBox="0 0 21600 21600" draw:text-areas="?f0 0 ?f2 ?f5" draw:type="down-arrow" draw:modifiers="16135.9683794466 2929.0423371348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7.4cm" svg:height="7.6cm" svg:x="18cm" svg:y="2.7cm">
          <text:p text:style-name="P2">Dynamic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6cm" svg:height="1.2cm" svg:x="18.4cm" svg:y="4.5cm">
          <text:p text:style-name="P2">Verification cod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cm" svg:height="1.2cm" svg:x="18.4cm" svg:y="6.4cm">
          <text:p text:style-name="P2">Verification cod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cm" svg:height="1.2cm" svg:x="18.4cm" svg:y="8.2cm">
          <text:p text:style-name="P2">Verification code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243cm" svg:height="1.431cm" svg:x="18.757cm" svg:y="0.969cm">
          <draw:text-box>
            <text:p text:style-name="P3">ATS sty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8T19:06:44.542576289</meta:creation-date>
    <dc:date>2015-12-18T19:16:26.376822181</dc:date>
    <meta:editing-duration>PT9M35S</meta:editing-duration>
    <meta:editing-cycles>19</meta:editing-cycles>
    <meta:generator>LibreOffice/5.0.4.2$Linux_X86_64 LibreOffice_project/00m0$Build-2</meta:generator>
    <meta:document-statistic meta:object-count="12"/>
  </office:meta>
</office:document-meta>
</file>